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 style:family="paragraph" style:parent-style-name="Standard">
      <style:paragraph-properties fo:margin-left="0in" fo:margin-right="0in" fo:margin-top="0in" fo:margin-bottom="0in" loext:contextual-spacing="false" fo:text-indent="0.5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rsid="00043f6e" officeooo:paragraph-rsid="00043f6e"/>
    </style:style>
    <style:style style:name="P3" style:family="paragraph" style:parent-style-name="Standard" style:master-page-name="Standard">
      <style:paragraph-properties fo:margin-top="0in" fo:margin-bottom="0in" loext:contextual-spacing="false" style:page-number="1">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 style:family="paragraph" style:parent-style-name="Standard">
      <style:paragraph-properties fo:margin-top="0in" fo:margin-bottom="0in" loext:contextual-spacing="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Helvetica Neue" fo:font-size="18pt" style:text-underline-style="none" fo:font-weight="normal" style:font-name-asian="Helvetica Neue1" style:font-size-asian="18pt" style:font-weight-asian="normal" style:font-name-complex="Helvetica Neue1" style:font-size-complex="18pt"/>
    </style:style>
    <style:style style:name="P5" style:family="paragraph" style:parent-style-name="Standard">
      <style:paragraph-properties fo:margin-top="0in" fo:margin-bottom="0in" loext:contextual-spacing="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Helvetica Neue" fo:font-size="18pt" style:text-underline-style="none" fo:font-weight="bold" style:font-name-asian="Helvetica Neue1" style:font-size-asian="18pt" style:font-weight-asian="bold" style:font-name-complex="Helvetica Neue1" style:font-size-complex="18pt"/>
    </style:style>
    <style:style style:name="P6" style:family="paragraph" style:parent-style-name="Standard">
      <style:paragraph-properties fo:margin-top="0in" fo:margin-bottom="0in" loext:contextual-spacing="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Helvetica Neue" fo:font-size="24pt" style:text-underline-style="none" fo:font-weight="bold" style:font-name-asian="Helvetica Neue1" style:font-size-asian="24pt" style:font-weight-asian="bold" style:font-name-complex="Helvetica Neue1" style:font-size-complex="24pt"/>
    </style:style>
    <style:style style:name="P7" style:family="paragraph" style:parent-style-name="Standard">
      <style:paragraph-properties fo:margin-top="0in" fo:margin-bottom="0in" loext:contextual-spacing="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Helvetica Neue" fo:font-size="18pt" style:font-name-asian="Helvetica Neue1" style:font-size-asian="18pt" style:font-name-complex="Helvetica Neue1" style:font-size-complex="18pt"/>
    </style:style>
    <style:style style:name="P8" style:family="paragraph" style:parent-style-name="Standard">
      <style:paragraph-properties fo:margin-left="0in" fo:margin-right="0in" fo:margin-top="0in" fo:margin-bottom="0in" loext:contextual-spacing="false" fo:text-indent="0.5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Helvetica Neue" fo:font-size="18pt" style:text-underline-style="none" fo:font-weight="bold" style:font-name-asian="Helvetica Neue1" style:font-size-asian="18pt" style:font-weight-asian="bold" style:font-name-complex="Helvetica Neue1" style:font-size-complex="18pt"/>
    </style:style>
    <style:style style:name="P9" style:family="paragraph" style:parent-style-name="Standard">
      <style:paragraph-properties fo:margin-left="0in" fo:margin-right="0in" fo:margin-top="0in" fo:margin-bottom="0in" loext:contextual-spacing="false" fo:text-indent="0.5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Helvetica Neue" fo:font-size="18pt" style:text-underline-style="none" fo:font-weight="normal" officeooo:rsid="00043f6e" officeooo:paragraph-rsid="00043f6e" style:font-name-asian="Helvetica Neue1" style:font-size-asian="18pt" style:font-weight-asian="normal" style:font-name-complex="Helvetica Neue1" style:font-size-complex="18pt"/>
    </style:style>
    <style:style style:name="T1" style:family="text">
      <style:text-properties fo:color="#000000" style:font-name="Helvetica Neue" fo:font-size="24pt" fo:font-weight="bold" style:font-name-asian="Helvetica Neue1" style:font-size-asian="24pt" style:font-weight-asian="bold" style:font-name-complex="Helvetica Neue1" style:font-size-complex="24pt"/>
    </style:style>
    <style:style style:name="T2" style:family="text">
      <style:text-properties fo:color="#000000" style:font-name="Helvetica Neue" fo:font-size="24pt" style:text-underline-style="none" fo:font-weight="bold" style:font-name-asian="Helvetica Neue1" style:font-size-asian="24pt" style:font-weight-asian="bold" style:font-name-complex="Helvetica Neue1" style:font-size-complex="24pt"/>
    </style:style>
    <style:style style:name="T3" style:family="text">
      <style:text-properties fo:color="#000000" style:font-name="Helvetica Neue" fo:font-size="32pt" fo:font-weight="bold" style:font-name-asian="Helvetica Neue1" style:font-size-asian="32pt" style:font-weight-asian="bold" style:font-name-complex="Helvetica Neue1" style:font-size-complex="32pt"/>
    </style:style>
    <style:style style:name="T4" style:family="text">
      <style:text-properties fo:color="#000000" style:font-name="Helvetica Neue" fo:font-size="18pt" fo:font-weight="bold" style:font-name-asian="Helvetica Neue1" style:font-size-asian="18pt" style:font-weight-asian="bold" style:font-name-complex="Helvetica Neue1" style:font-size-complex="18pt"/>
    </style:style>
    <style:style style:name="T5" style:family="text">
      <style:text-properties fo:color="#000000" style:font-name="Helvetica Neue" fo:font-size="18pt" style:text-underline-style="none" fo:font-weight="normal" style:font-name-asian="Helvetica Neue1" style:font-size-asian="18pt" style:font-weight-asian="normal" style:font-name-complex="Helvetica Neue1" style:font-size-complex="18pt"/>
    </style:style>
    <style:style style:name="T6" style:family="text">
      <style:text-properties fo:color="#000000" style:font-name="Helvetica Neue" fo:font-size="18pt" style:text-underline-style="none" fo:font-weight="bold" style:font-name-asian="Helvetica Neue1" style:font-size-asian="18pt" style:font-weight-asian="bold" style:font-name-complex="Helvetica Neue1" style:font-size-complex="18pt"/>
    </style:style>
    <style:style style:name="T7" style:family="text">
      <style:text-properties fo:color="#000000" style:font-name="Helvetica Neue" fo:font-size="18pt" style:text-underline-style="none" fo:font-weight="bold" style:font-name-asian="Helvetica Neue1" style:font-size-asian="18pt" style:font-weight-asian="bold" style:font-name-complex="Helvetica Neue1" style:font-size-complex="18pt" style:font-weight-complex="bold"/>
    </style:style>
    <style:style style:name="T8" style:family="text">
      <style:text-properties style:font-name="Helvetica Neue" fo:font-size="18pt" style:font-name-asian="Helvetica Neue1" style:font-size-asian="18pt" style:font-name-complex="Helvetica Neue1" style:font-size-complex="18pt"/>
    </style:style>
    <style:style style:name="T9" style:family="text">
      <style:text-properties officeooo:rsid="0004a9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 </text:span><text:span text:style-name="T3">INTRODUCTION</text:span></text:p>
      <text:p text:style-name="P1"/>
      <text:p text:style-name="P1"><text:span text:style-name="T1"><text:tab/></text:span><text:span text:style-name="T4">1.1 PURPOSE :</text:span></text:p>
      <text:p text:style-name="P1"/>
      <text:p text:style-name="P4">This is the Software Requirements Specification (SRS) for our project to capture the basic emotions of human face like happiness, sadness, anger, stress, focus , fear etc. It will illustrate the purpose and functionality of the app in CS242. It will also explain the details of the project’s requirements, design issues, components, constraints, interface and interactions with other applications. </text:p>
      <text:p text:style-name="P1"/>
      <text:p text:style-name="P1"><text:span text:style-name="T2"><text:tab/></text:span><text:span text:style-name="T6">1.2 PRODUCT SCOPE:</text:span></text:p>
      <text:p text:style-name="P1"/>
      <text:p text:style-name="P1"><text:span text:style-name="T5">The project is an android based mobile app to indicate the user’s mental state using an image of the user. Stress, disgust, Happiness, Fear/surprise and focus are the main mental states that the application will detect. The application is mostly intended for the younger generations as they go through a lot of mood swings, due to puberty and haven’t fully grasped their emotions , but it can be used for all types of age groups. This app can be used by companies and people who create stuff like videos for entertainment of audience to get feedback for their content.This app can also be used for fun activities for kids. The app will provide real time display of mental state of the user, so user can use it to know his/her mental state during some other activity and also provide the analysis of an </text:span><text:soft-page-break/><text:span text:style-name="T5">older image present in gallery of the user, for nostalgia and fun.</text:span></text:p>
      <text:p text:style-name="P1"/>
      <text:p text:style-name="P6">2 SPECIFIC REQUIREMENTS</text:p>
      <text:p text:style-name="P1"/>
      <text:p text:style-name="P1"><text:span text:style-name="T5"><text:tab/><text:tab/></text:span><text:span text:style-name="T6">2.1 EXTERNAL INTERFACE REQUIREMENTS</text:span></text:p>
      <text:p text:style-name="P1"/>
      <text:p text:style-name="P4">This section provides a detailed description of all inputs into and outputs from the system. It also gives a</text:p>
      <text:p text:style-name="P4">description of the hardware, software and communication interfaces and provides basic prototypes of the</text:p>
      <text:p text:style-name="P4">user interface.</text:p>
      <text:p text:style-name="P4"><text:tab/></text:p>
      <text:p text:style-name="P1"><text:span text:style-name="T5"><text:tab/><text:tab/><text:tab/></text:span><text:span text:style-name="T6">2.1.1 USER INTERFACE-</text:span></text:p>
      <text:p text:style-name="P4">As the user opens the app on her smart phone, she is prompted with two options on the first screen; </text:p>
      <text:p text:style-name="P4">vis. "choose an image from the gallery" and "detect your emotion", with a button corresponding to each one.</text:p>
      <text:p text:style-name="P1"/>
      <text:p text:style-name="P4">case 1-</text:p>
      <text:p text:style-name="P1"/>
      <text:p text:style-name="P4">If the user opts to choose an image from the gallery, the phone gallery gets opened and the user</text:p>
      <text:p text:style-name="P4">can select one picture(max). If there are more than one faces in the picture, a prompt appears on </text:p>
      <text:p text:style-name="P4">the screen asking the user to change her preference. else, the selected photo gets loaded <text:soft-page-break/>on the next </text:p>
      <text:p text:style-name="P4">screen (circular image on top middle). The user clicks "go" and the emotion associated with the selected </text:p>
      <text:p text:style-name="P4">image is detected and displayed on the screen.</text:p>
      <text:p text:style-name="P1"/>
      <text:p text:style-name="P4">case 2- </text:p>
      <text:p text:style-name="P1"/>
      <text:p text:style-name="P4">User selects the second option and goes for real time emotion detection. Here, when the user </text:p>
      <text:p text:style-name="P4">clicks on the second button, front camera of the phone opens up and the user can see her emotion</text:p>
      <text:p text:style-name="P4">being detected. This is noticed from the imoji of the associated becoming bigger and occupying the bottom of the screen.</text:p>
      <text:p text:style-name="P1"/>
      <text:p text:style-name="P4">The user can opt out of the app anytime by clicking on the red cross marked button on the top right of the screen. </text:p>
      <text:p text:style-name="P1"/>
      <text:p text:style-name="P5">2.1.2 HARDWARE INTERFACE REQUIREMEMTS</text:p>
      <text:p text:style-name="P1"/>
      <text:p text:style-name="P4">The following app has being designed for android phones (android 4.1+), having front camera of atleast 2 MP. </text:p>
      <text:p text:style-name="P4">There is as such no more hardware requirements; the real time detection is managed by the internal camera of </text:p>
      <text:p text:style-name="P4">the smart phone whereas the static image detection is managed by the gallery in the phone.</text:p>
      <text:p text:style-name="P1"/>
      <text:p text:style-name="P1"/>
      <text:p text:style-name="P8"><text:soft-page-break/>2.2 SOFTWARE SYSTEM ATTRIBUTES</text:p>
      <text:p text:style-name="P1"/>
      <text:p text:style-name="P1"><text:span text:style-name="T5"><text:tab/></text:span><text:span text:style-name="T8"> <text:s/><text:tab/></text:span><text:span text:style-name="T6">2.2.1 RELIABILITY</text:span></text:p>
      <text:p text:style-name="P1"/>
      <text:p text:style-name="P4">The following application is designed to be built and deployed on android platform, and will reliably run on</text:p>
      <text:p text:style-name="P4">any android phone with android version above 4.1.The reliability of the app in emotion detection will depend </text:p>
      <text:p text:style-name="P1"><text:span text:style-name="T5">primarily on the vastness of the training data, a requirement that needs to be taken care of on the developer</text:span></text:p>
      <text:p text:style-name="P4">side while working on the project </text:p>
      <text:p text:style-name="P1"/>
      <text:p text:style-name="P1"/>
      <text:p text:style-name="P1"><text:span text:style-name="T5"><text:tab/><text:tab/></text:span><text:span text:style-name="T6">2.2.2 AVAILABILITY</text:span></text:p>
      <text:p text:style-name="P1"/>
      <text:p text:style-name="P4">The application will be available for download on the google play store and will run 24*7 with or without internt connection.</text:p>
      <text:p text:style-name="P1"/>
      <text:p text:style-name="P1"><text:span text:style-name="T5"><text:tab/><text:tab/></text:span><text:span text:style-name="T6">2.2.3 SECURITY</text:span><text:span text:style-name="T5"> </text:span></text:p>
      <text:p text:style-name="P1"/>
      <text:p text:style-name="P4">Users of the app can in no way see the emotion results of other users without their prior knowledge and permission.</text:p>
      <text:p text:style-name="P7"><text:s/></text:p>
      <text:p text:style-name="P4"><text:tab/></text:p>
      <text:p text:style-name="P1"><text:span text:style-name="T5"><text:tab/><text:tab/></text:span><text:span text:style-name="T6">2.2.4 MAINTAINABILITY</text:span></text:p>
      <text:p text:style-name="P1"/>
      <text:p text:style-name="P4">Maintenance is one form of change that typically is done after the software development has been completed.</text:p>
      <text:p text:style-name="P4">As the time changes, so do the needs. This application needs a timely updation of the <text:soft-page-break/>expression and face</text:p>
      <text:p text:style-name="P4">database suiting to the location where the app is intended to be used, and so the database needs to be expanded </text:p>
      <text:p text:style-name="P4">upon every updation of the app.As an example, for the app to show best results in emotion detection, training </text:p>
      <text:p text:style-name="P4">data comprising of faces from different parts of the world is needed, so as to facilitate better detection.</text:p>
      <text:p text:style-name="P1"><text:span text:style-name="T5">All this maintenence will be timely done on subsequent updations of the app by the admin.</text:span></text:p>
      <text:p text:style-name="P1"/>
      <text:p text:style-name="P1"><text:span text:style-name="T5"><text:tab/><text:tab/></text:span><text:span text:style-name="T6">2.2.5 PORTABILITY</text:span></text:p>
      <text:p text:style-name="P1"/>
      <text:p text:style-name="P4">Since the app is built for portable android phones, it is freely portable and needs no re-download or update if </text:p>
      <text:p text:style-name="P4">it is to be used from some different location of the world.Also, the app can be freely transferred from one device </text:p>
      <text:p text:style-name="P4">to another, given that the other device complies to the hardware and software requirements as specified in section___.</text:p>
      <text:p text:style-name="P1"/>
      <text:p text:style-name="P1"/>
      <text:p text:style-name="P1"/>
      <text:p text:style-name="P1"/>
      <text:p text:style-name="P2"><text:span text:style-name="T7">2.2.6 FUNCTIONAL REQUIREMENT -</text:span><text:span text:style-name="T5"> </text:span></text:p>
      <text:p text:style-name="P9"/>
      <text:p text:style-name="P9">FR 1 - </text:p>
      <text:p text:style-name="P9"><text:tab/><text:tab/>TITLE : SELECTON OF MODE </text:p>
      <text:p text:style-name="P9"><text:tab/><text:tab/>INPUT : User's choice from the given options of mode.</text:p>
      <text:p text:style-name="P9"><text:tab/><text:tab/>OUTPUT : opening the required <text:soft-page-break/>application. </text:p>
      <text:p text:style-name="P9"><text:tab/><text:tab/>DESC. :There shall <text:s/>be two modes for emotion detection in this app vis. <text:span text:style-name="T9">e</text:span>motion detection from image or real time detection using front <text:tab/></text:p>
      <text:p text:style-name="P9"><text:tab/><text:tab/><text:tab/> <text:s text:c="2"/>camera. The user shall be able to choose between the modes. </text:p>
      <text:p text:style-name="P9"><text:tab/><text:tab/><text:tab/> <text:s text:c="2"/>Further navigation of the app depends on the user's choice here. </text:p>
      <text:p text:style-name="P9"/>
      <text:p text:style-name="P9"><text:tab/><text:tab/>RAT. : In order to provide option to choos between modes.</text:p>
      <text:p text:style-name="P9"><text:tab/><text:tab/>DEP : </text:p>
      <text:p text:style-name="P9"/>
      <text:p text:style-name="P9">FR 2 - </text:p>
      <text:p text:style-name="P9"/>
      <text:p text:style-name="P9"><text:tab/><text:tab/>TITLE : IMAGE SELECTION</text:p>
      <text:p text:style-name="P9"><text:tab/><text:tab/>INPUT : stored images</text:p>
      <text:p text:style-name="P9"><text:tab/><text:tab/>OUTPUT : selected image</text:p>
      <text:p text:style-name="P9"><text:tab/><text:tab/>DESC. : If the user chooses for emotion detection from an already saved image, she shall be able to select an image from those stored in the device. </text:p>
      <text:p text:style-name="P9"><text:tab/><text:tab/>RAT : In order to facilitate image selection be the user.</text:p>
      <text:p text:style-name="P9"><text:tab/><text:tab/>DEP : FR 1 </text:p>
      <text:p text:style-name="P9"/>
      <text:p text:style-name="P9">FR 3 <text:s/>- </text:p>
      <text:p text:style-name="P9"><text:tab/><text:tab/>TITLE : Seeking confirmation for image</text:p>
      <text:p text:style-name="P9"><text:tab/><text:tab/>INPUT : Detected face</text:p>
      <text:p text:style-name="P9"><text:tab/><text:tab/>OUTPUT : User's decision.</text:p>
      <text:p text:style-name="P9"><text:tab/><text:tab/>DESC : After the user selected an image from all the stored images, she shall be able to <text:soft-page-break/>verify by looking at the detected face, whether this is the face she intend to use for analysis. </text:p>
      <text:p text:style-name="P9"><text:tab/><text:tab/>RAT : verifying if the detected face is correct.</text:p>
      <text:p text:style-name="P9"><text:tab/><text:tab/>DEP : FR 2 , FR 1</text:p>
      <text:p text:style-name="P9"/>
      <text:p text:style-name="P9">FR 4 - </text:p>
      <text:p text:style-name="P9"><text:tab/><text:tab/>TITLE : Emotion Detection from image</text:p>
      <text:p text:style-name="P9"><text:tab/><text:tab/>INPUT : Detected face</text:p>
      <text:p text:style-name="P9"><text:tab/><text:tab/>OUTPUT : calculated emotion</text:p>
      <text:p text:style-name="P9"><text:tab/><text:tab/>DESC : If the detected face is confirmed by the user, It's emotion shall be calculated and shown in decreasing order of the accuracy of the </text:p>
      <text:p text:style-name="P9"><text:tab/><text:tab/><text:tab/> <text:s text:c="2"/>calculated emotion.</text:p>
      <text:p text:style-name="P9"><text:tab/><text:tab/>RAT : Displaying the results.</text:p>
      <text:p text:style-name="P9"><text:tab/><text:tab/>DEP : FR 3 , FR 2 , FR 1</text:p>
      <text:p text:style-name="P9"/>
      <text:p text:style-name="P9">FR 5 - <text:s/>TITLE : Exit option for image detection mode</text:p>
      <text:p text:style-name="P9"><text:tab/><text:tab/>INPUT : User's choice to exit</text:p>
      <text:p text:style-name="P9"><text:tab/><text:tab/>OUTPUT: Directing user to beginnning</text:p>
      <text:p text:style-name="P9"><text:tab/><text:tab/>DESC: If user has seen the results, user shall be able to exit the mode. User shall be able to either change the mode or choose another in the same mode to continue emotion detection.User may even opt to leave the application.</text:p>
      <text:p text:style-name="P9"><text:tab/><text:tab/>RAT: in order to provide usr option to exit.</text:p>
      <text:p text:style-name="P9"><text:tab/><text:tab/>DEP : FR 1</text:p>
      <text:p text:style-name="P9"/>
      <text:p text:style-name="P9"/>
      <text:p text:style-name="P9">FR 6 <text:s/>- </text:p>
      <text:p text:style-name="P9"><text:soft-page-break/><text:tab/><text:tab/>TITLE : Seeking confirmation for correctness of detected face in real time</text:p>
      <text:p text:style-name="P9"><text:tab/><text:tab/>INPUT : Detected face</text:p>
      <text:p text:style-name="P9"><text:tab/><text:tab/>OUTPUT : User's decision.</text:p>
      <text:p text:style-name="P9"><text:tab/><text:tab/>DESC : <text:s/>If the user chooses for real time emotion detection then she shall be able to verify if the detected faces in the recorded video from front camera is correct or not. She can proceed further if everything is correct. </text:p>
      <text:p text:style-name="P9"><text:tab/><text:tab/>RAT : verifying if the detected face is correct.</text:p>
      <text:p text:style-name="P9"><text:tab/><text:tab/>DEP : FR 1</text:p>
      <text:p text:style-name="P9"/>
      <text:p text:style-name="P9"/>
      <text:p text:style-name="P9">FR 7 - </text:p>
      <text:p text:style-name="P9"><text:tab/><text:tab/>TITLE : Real time emotion detection</text:p>
      <text:p text:style-name="P9"><text:tab/><text:tab/>INPUT : Detected face</text:p>
      <text:p text:style-name="P9"><text:tab/><text:tab/>OUTPUT : calculated emotion</text:p>
      <text:p text:style-name="P9"><text:tab/><text:tab/>DESC : If the detected face is confirmed by the user, It's emotion shall be calculated and shown in decreasing order of the accuracy of the calculated emotion . If the user changes her facial expression output should change dynamically according to her expression. </text:p>
      <text:p text:style-name="P9"><text:tab/><text:tab/>RAT : Displaying the results for real time emotion detection.</text:p>
      <text:p text:style-name="P9"><text:tab/><text:tab/>DEP : FR 6, FR 1</text:p>
      <text:p text:style-name="P9"/>
      <text:p text:style-name="P9">FR 8 - <text:s/>TITLE : Exit option for real time emotion detection mode</text:p>
      <text:p text:style-name="P9"><text:tab/><text:tab/>INPUT : User's choice to exit</text:p>
      <text:p text:style-name="P9"><text:tab/><text:tab/>OUTPUT: Directing user to beginning</text:p>
      <text:p text:style-name="P9"><text:tab/><text:tab/>DESC: If user has seen the results, user <text:soft-page-break/>shall be able to exit the mode. User shall be able change the mode. User may even opt to leave the application.</text:p>
      <text:p text:style-name="P9"><text:tab/><text:tab/>RAT: in order to provide user option to exit.</text:p>
      <text:p text:style-name="P9"><text:tab/><text:tab/>DEP : FR 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text:tab/><text:tab/></text:p>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9T00:39:55.151144009</dc:date>
    <meta:editing-duration>PT1H23M45S</meta:editing-duration>
    <meta:editing-cycles>2</meta:editing-cycles>
    <meta:generator>LibreOffice/5.1.4.2$Linux_X86_64 LibreOffice_project/10m0$Build-2</meta:generator>
    <meta:document-statistic meta:table-count="0" meta:image-count="0" meta:object-count="0" meta:page-count="10" meta:paragraph-count="111" meta:word-count="1382" meta:character-count="7876" meta:non-whitespace-character-count="6424"/>
  </office:meta>
</office:document-meta>
</file>